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3.64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I Южно-Российская межрегиональная олимпиада школьников «Архитектура и искусство» по комплексу предметов (рисунок, живопись, композиция, черчение)</text:p>
          </table:table-cell>
          <table:table-cell office:value-type="string" calcext:value-type="string">
            <text:p>рисунок, живопись, композиция, черче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инструменты народного оркест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музыкальная педагогика и исполнительст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струнные инструмент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(с международным участием) олимпиада учащихся музыкальных колледжей</text:p>
          </table:table-cell>
          <table:table-cell office:value-type="string" calcext:value-type="string">
            <text:p>хоровое дириж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цифровые технологии в архитектур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разработка компьютерных иг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дополненной реальност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виртуальной реальност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ческое предпринимательст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передовые производственные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фото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овые материал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умный город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по музыкально-теоретическим дисциплинам для учащихся детских музыкальных школ и детских школ искусств</text:p>
          </table:table-cell>
          <table:table-cell office:value-type="string" calcext:value-type="string">
            <text:p>теория и история му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Юридические высоты!»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коведе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чные язы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культур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еждународные отнош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олит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псих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сновы бизнес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осударственный аудит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тафинская олимпиада школьников по праву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Менделеев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графический 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«Искусство графики»</text:p>
          </table:table-cell>
          <table:table-cell office:value-type="string" calcext:value-type="string">
            <text:p>рисуно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САММА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Архитектура и искусство» по комплексу предметов (рисунок, композиция)</text:p>
          </table:table-cell>
          <table:table-cell office:value-type="string" calcext:value-type="string">
            <text:p>искусст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граф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композиц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В.Е. Татлина</text:p>
          </table:table-cell>
          <table:table-cell office:value-type="string" calcext:value-type="string">
            <text:p>рисуно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ге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ге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зобразительное искусст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 искусст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вероятность и статис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бъединенная межвузовская математиче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по архитектуре СПбГАСУ</text:p>
          </table:table-cell>
          <table:table-cell office:value-type="string" calcext:value-type="string">
            <text:p>рисунок и архитектурная композиц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академический рисунок, живопись, композиция, история искусства и культур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по комплексу предметов «Культура и искусство»</text:p>
          </table:table-cell>
          <table:table-cell office:value-type="string" calcext:value-type="string">
            <text:p>технический рисунок и декоративная композиц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Высокие технологии и материалы будущего»</text:p>
          </table:table-cell>
          <table:table-cell office:value-type="string" calcext:value-type="string">
            <text:p>нанотехнологи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не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ге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сих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елигиоведе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лосо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едпринимательст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географ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а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по географии «Земля - наш общий дом!»</text:p>
          </table:table-cell>
          <table:table-cell office:value-type="string" calcext:value-type="string">
            <text:p>географ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по химии в ФГБОУ ВО ПСПбГМУ им. И. 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журнал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еограф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едиц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социолог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еждународные отнош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псих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журналис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соф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лимпиада школьников федерального государственного бюджетного образовательного учреждения высшего образования «Всероссийский государственный университет юстиции (РПА Минюста России)» «В мир права»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географ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региональная межвузовская олимпиада вузов Томской области (ОРМО)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биолог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родные языки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ибирская межрегиональная олимпиада школьников «Архитектурно-дизайнерское творчество»</text:p>
          </table:table-cell>
          <table:table-cell office:value-type="string" calcext:value-type="string">
            <text:p>архитектура, изобразительные и прикладные виды искусст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Строгановская олимпиада</text:p>
          </table:table-cell>
          <table:table-cell office:value-type="string" calcext:value-type="string">
            <text:p>рисунок, живопись, скульптура, дизай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визионная гуманитарная олимпиада школьников «Умницы и умники»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биолог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нгвис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Учитель школы будущего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сероссийская олимпиада по агрогенетике для школьников старших классов «Иннагрика»</text:p>
          </table:table-cell>
          <table:table-cell office:value-type="string" calcext:value-type="string">
            <text:p>аграрная генетика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41:44.712438352</meta:creation-date>
    <dc:date>2025-01-17T15:44:23.346075546</dc:date>
    <meta:editing-duration>PT2M39S</meta:editing-duration>
    <meta:editing-cycles>1</meta:editing-cycles>
    <meta:document-statistic meta:table-count="1" meta:cell-count="933" meta:object-count="0"/>
    <meta:generator>LibreOffice/24.8.4.2$Linux_X86_64 LibreOffice_project/480$Build-2</meta:generator>
  </office:meta>
</office:document-meta>
</file>